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dout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poin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Densit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691650529673" calcext:value-type="float">
            <text:p>17.2691650529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.9404350250976" calcext:value-type="float">
            <text:p>17.9404350250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.6795423533116" calcext:value-type="float">
            <text:p>18.6795423533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8030303030303" calcext:value-type="float">
            <text:p>18.80303030303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.3315951899542" calcext:value-type="float">
            <text:p>18.33159518995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8.9468902865129" calcext:value-type="float">
            <text:p>18.94689028651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8.8852311161218" calcext:value-type="float">
            <text:p>18.88523111612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9.2418055402273" calcext:value-type="float">
            <text:p>19.24180554022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8.8003085739475" calcext:value-type="float">
            <text:p>18.80030857394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.7415533128565" calcext:value-type="float">
            <text:p>18.74155331285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8.0294844632768" calcext:value-type="float">
            <text:p>18.02948446327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7.8991477272727" calcext:value-type="float">
            <text:p>17.89914772727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18.1170087711366" calcext:value-type="float">
            <text:p>18.11700877113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8.2110203372154" calcext:value-type="float">
            <text:p>18.21102033721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17.6791771923493" calcext:value-type="float">
            <text:p>17.67917719234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18.0268427161927" calcext:value-type="float">
            <text:p>18.02684271619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7.6250092599452" calcext:value-type="float">
            <text:p>17.62500925994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7.9126674700503" calcext:value-type="float">
            <text:p>17.91266747005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17.0627198124267" calcext:value-type="float">
            <text:p>17.06271981242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17.07143933685" calcext:value-type="float">
            <text:p>17.071439336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16.8119272945771" calcext:value-type="float">
            <text:p>16.81192729457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2" calcext:value-type="float">
            <text:p>122</text:p>
          </table:table-cell>
          <table:table-cell office:value-type="float" office:value="16.5338918507235" calcext:value-type="float">
            <text:p>16.53389185072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3" calcext:value-type="float">
            <text:p>123</text:p>
          </table:table-cell>
          <table:table-cell office:value-type="float" office:value="16.8767268060693" calcext:value-type="float">
            <text:p>16.87672680606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office:value-type="float" office:value="17.2152572442342" calcext:value-type="float">
            <text:p>17.21525724423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office:value-type="float" office:value="16.6921831296923" calcext:value-type="float">
            <text:p>16.6921831296923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</table:table>
      <table:named-expressions/>
      <table:database-ranges>
        <table:database-range table:name="__Anonymous_Sheet_DB__0" table:target-range-address="stdout.B2:stdout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 style:data-style-name="N2" text:time-value="15:30:48.6200555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1T16:28:31.323512567</dc:date>
    <meta:editing-duration>PT8M27S</meta:editing-duration>
    <meta:editing-cycles>3</meta:editing-cycles>
    <meta:generator>LibreOffice/6.4.7.2$Linux_X86_64 LibreOffice_project/40$Build-2</meta:generator>
    <meta:document-statistic meta:table-count="1" meta:cell-count="79" meta:object-count="0"/>
  </office:meta>
</office:document-meta>
</file>